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59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Thrust vs PWM" draw:style-name="gr1" draw:text-style-name="P1" svg:width="7.698in" svg:height="4.3299in" svg:x="0.05in" svg:y="2.7575in">
            <draw:object draw:notify-on-update-of-ranges="Sheet1.A2:Sheet1.A2 Sheet1.A3:Sheet1.A13 Sheet1.C2:Sheet1.C2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hrust vs PWM Value (8-bit)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1" table:default-cell-style-name="Default"/>
        <table:table-row table:style-name="ro1">
          <table:table-cell office:value-type="string" calcext:value-type="string">
            <text:p>Frequency = 5000</text:p>
          </table:table-cell>
          <table:table-cell table:number-columns-repeated="4"/>
          <table:table-cell office:value-type="string" calcext:value-type="string">
            <text:p>Frequency = 2500</text:p>
          </table:table-cell>
          <table:table-cell table:number-columns-repeated="2"/>
          <table:table-cell office:value-type="string" calcext:value-type="string">
            <text:p>Frequency = 10000</text:p>
          </table:table-cell>
          <table:table-cell table:number-columns-repeated="2"/>
          <table:table-cell office:value-type="string" calcext:value-type="string">
            <text:p>Frequency = 15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WM Value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Current (amps)</text:p>
          </table:table-cell>
          <table:table-cell table:style-name="ce1"/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Current (amps)</text:p>
          </table:table-cell>
          <table:table-cell/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Current (amps)</text:p>
          </table:table-cell>
          <table:table-cell/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Current (amps)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22" calcext:value-type="float">
            <text:p>0.2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.22" calcext:value-type="float">
            <text:p>0.22</text:p>
          </table:table-cell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47" calcext:value-type="float">
            <text:p>0.47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.84" calcext:value-type="float">
            <text:p>0.8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.86" calcext:value-type="float">
            <text:p>0.86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89" calcext:value-type="float">
            <text:p>0.89</text:p>
          </table:table-cell>
          <table:table-cell table:number-columns-repeated="101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.16" calcext:value-type="float">
            <text:p>1.16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.38" calcext:value-type="float">
            <text:p>1.38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.71" calcext:value-type="float">
            <text:p>1.71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.61" calcext:value-type="float">
            <text:p>1.61</text:p>
          </table:table-cell>
          <table:table-cell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.71" calcext:value-type="float">
            <text:p>1.71</text:p>
          </table:table-cell>
          <table:table-cell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.73" calcext:value-type="float">
            <text:p>1.73</text:p>
          </table:table-cell>
          <table:table-cell table:number-columns-repeated="1011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.86" calcext:value-type="float">
            <text:p>1.8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.84" calcext:value-type="float">
            <text:p>1.84</text:p>
          </table:table-cell>
          <table:table-cell table:number-columns-repeated="101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8" calcext:value-type="float">
            <text:p>1.78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8" calcext:value-type="float">
            <text:p>1.8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4">
          <table:table-cell table:style-name="ce3" table:number-columns-repeated="7"/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avis Stanger</meta:initial-creator>
    <meta:creation-date>2015-06-05T18:17:20</meta:creation-date>
    <dc:date>2021-05-02T16:42:59.659299714</dc:date>
    <meta:generator>LibreOffice/7.1.2.2$Linux_X86_64 LibreOffice_project/10$Build-2</meta:generator>
    <meta:editing-duration>PT4M59S</meta:editing-duration>
    <meta:editing-cycles>2</meta:editing-cycles>
    <meta:document-statistic meta:table-count="1" meta:cell-count="76" meta:object-count="1"/>
    <meta:user-defined meta:name="AppVersion">16.0300</meta:user-defined>
    <meta:user-defined meta:name="ContentTypeId">0x010100DBE93AE38E65A742AD7DA221747BC295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54cm" svg:height="10.999cm" xlink:href=".." xlink:type="simple" chart:class="chart:scatter" chart:style-name="ch1">
        <chart:title svg:x="6.863cm" svg:y="0.355cm" chart:style-name="ch2">
          <text:p>Thrust vs PWM Value (8-bit)</text:p>
        </chart:title>
        <chart:subtitle svg:x="8cm" svg:y="1.353cm" chart:style-name="ch3">
          <text:p>(Frequency = 5000)</text:p>
        </chart:subtitle>
        <chart:legend chart:legend-position="end" svg:x="17.317cm" svg:y="5.2cm" style:legend-expansion="high" chart:style-name="ch4"/>
        <chart:plot-area chart:style-name="ch5" table:cell-range-address="Sheet1.A2:Sheet1.A13 Sheet1.C2:Sheet1.C13" chart:data-source-has-labels="row" svg:x="1.402cm" svg:y="2.255cm" svg:width="15.524cm" svg:height="7.544cm">
          <chart:coordinate-region svg:x="2.023cm" svg:y="2.454cm" svg:width="14.623cm" svg:height="6.698cm"/>
          <chart:axis chart:dimension="x" chart:name="primary-x" chart:style-name="ch6">
            <chart:title svg:x="8.26cm" svg:y="10.018cm" chart:style-name="ch7">
              <text:p>PWM Value</text:p>
            </chart:title>
          </chart:axis>
          <chart:axis chart:dimension="y" chart:name="primary-y" chart:style-name="ch6">
            <chart:title svg:x="0.451cm" svg:y="6.772cm" chart:style-name="ch8">
              <text:p>Thrust (g)</text:p>
            </chart:title>
            <chart:grid chart:style-name="ch9" chart:class="major"/>
          </chart:axis>
          <chart:series chart:style-name="ch10" chart:values-cell-range-address="Sheet1.C3:Sheet1.C13" chart:label-cell-address="Sheet1.C2:Sheet1.C2" chart:class="chart:scatter">
            <chart:domain table:cell-range-address="Sheet1.A3:Sheet1.A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ust (g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A3:Sheet1.A13</svg:desc>
                </draw:g>
              </table:table-cell>
              <table:table-cell office:value-type="float" office:value="6">
                <text:p>6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">
                <text:p>1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">
                <text:p>2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